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 style:font-pitch="variable"/>
  </office:font-face-decls>
  <office:automatic-styles>
    <style:style style:name="P1" style:family="paragraph" style:parent-style-name="Standard">
      <style:text-properties style:font-name="Roboto" fo:font-size="13pt" officeooo:rsid="0002ef5e" officeooo:paragraph-rsid="0002ef5e" style:font-size-asian="13pt" style:font-size-complex="13pt"/>
    </style:style>
    <style:style style:name="P2" style:family="paragraph" style:parent-style-name="Standard">
      <style:text-properties style:font-name="Roboto" fo:font-size="13pt" officeooo:rsid="0003b1a4" officeooo:paragraph-rsid="0003b1a4" style:font-size-asian="13pt" style:font-size-complex="13pt"/>
    </style:style>
    <style:style style:name="P3" style:family="paragraph" style:parent-style-name="Standard">
      <style:text-properties style:font-name="Roboto" fo:font-size="13pt" officeooo:rsid="0005e089" officeooo:paragraph-rsid="0005e089" style:font-size-asian="13pt" style:font-size-complex="13pt"/>
    </style:style>
    <style:style style:name="P4" style:family="paragraph" style:parent-style-name="Standard">
      <style:text-properties style:font-name="Roboto" fo:font-size="13pt" officeooo:rsid="0005e089" officeooo:paragraph-rsid="0005e089" style:font-size-asian="13pt" style:font-size-complex="13pt"/>
    </style:style>
    <style:style style:name="P5" style:family="paragraph" style:parent-style-name="Standard">
      <style:text-properties style:font-name="Roboto" fo:font-size="13pt" officeooo:rsid="000681e2" officeooo:paragraph-rsid="000681e2" style:font-size-asian="13pt" style:font-size-complex="13pt"/>
    </style:style>
    <style:style style:name="T1" style:family="text">
      <style:text-properties officeooo:rsid="0005e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 Bernardo – Ra: 2556618</text:p>
      <text:p text:style-name="P1"/>
      <text:p text:style-name="P2">Ao ver o <text:span text:style-name="T1">documento do trabalho pela primeira vez fiquei encucado. Pois parecia algo bem complexo. Conforme o tempo fui passando acabei pesquisando lendo e falando com outras pessoas até que entendi melhor o que estava sendo pedido. </text:span></text:p>
      <text:p text:style-name="P3">Comecei a trabalhar no código e minha produção fluiu muito bem. Em alguns momentos, porém, necessitei de pedir ajuda pois parecia que não havia caminho e as vezes mesmo com ajuda não conseguia. </text:p>
      <text:p text:style-name="P3">Um exemplo é na função de decodificação que funcionava para valores de 4 bits, utilizando o exemplo dado no trabalho, porem quando eu colocava o valor de n_bits para 2 o resultado saia totalmente do esperado. Depois de muito tempo batendo a cabeça e lendo o documento, descobri que o problema era que eu estava usando os bytes que haviam sido comprimidos com 4 bits e não os de 2 e quando eu alterei no código funcionou perfeitamente.</text:p>
      <text:p text:style-name="P3">Além disso houveram outros problemas com relação a esquecer de reinicializar uma(ou varias) variável depois de modificar ela em um loop. E outros problemas simples.</text:p>
      <text:p text:style-name="P3">Mas no final foi bem divertido o desafio e a forma de achar soluções. Me lembra muito a resolução de problemas em linux, onde é necessário tentar, procurar a documentação, tentar denovo, se frustrar muito e as vezes quando você quase desiste você acha a solução. </text:p>
      <text:p text:style-name="P5"/>
      <text:p text:style-name="P5">PS: E a melhor parte foi quando, faltando menos de 3 horas para entregar o trabalho, eu fui deixar ele bonito, e quando percebi não funcionava mais. Lição para a vida, use a função de enviar antes de zerar a variav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1:06:33.055221760</meta:creation-date>
    <meta:generator>LibreOffice/7.3.7.2$Linux_X86_64 LibreOffice_project/30$Build-2</meta:generator>
    <dc:date>2023-05-17T23:34:32.836391659</dc:date>
    <meta:editing-duration>PT2M22S</meta:editing-duration>
    <meta:editing-cycles>4</meta:editing-cycles>
    <meta:document-statistic meta:table-count="0" meta:image-count="0" meta:object-count="0" meta:page-count="1" meta:paragraph-count="7" meta:word-count="265" meta:character-count="1533" meta:non-whitespace-character-count="1271"/>
  </office:meta>
</office:document-meta>
</file>